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1"/>
    <style:style style:name="P15" style:family="paragraph" style:parent-style-name="Heading_20_1" style:list-style-name="WWNum1">
      <style:paragraph-properties fo:margin-top="0.0398in" fo:margin-bottom="0in" loext:contextual-spacing="false"/>
    </style:style>
    <style:style style:name="P16" style:family="paragraph" style:parent-style-name="Heading_20_1" style:list-style-name="WWNum1">
      <style:paragraph-properties fo:margin-top="0in" fo:margin-bottom="0in" loext:contextual-spacing="false"/>
    </style:style>
    <style:style style:name="P17" style:family="paragraph" style:parent-style-name="Heading_20_1" style:list-style-name="WWNum1">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 (Computer Systems)</text:span><text:span text:style-name="T2"><text:line-break/></text:span><text:span text:style-name="T3">Unit 03. Study guide</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nit 03. Information representation</text:span></text:p>
      <text:list xml:id="list2125930869" text:style-name="WWNum1">
        <text:list-item>
          <text:p text:style-name="P14"><text:bookmark text:name="_dbh0n1vac4c8"/>Dates</text:p>
        </text:list-item>
      </text:list>
      <text:p text:style-name="Standard">From 17/10/2022 to 30/10/2022. The length of the unit is 2 weeks (16 hours).</text:p>
      <text:list xml:id="list14242299955486" text:continue-numbering="true" text:style-name="WWNum1">
        <text:list-item>
          <text:p text:style-name="P15"><text:bookmark text:name="_35ynxtfrmuvw"/>Previous knowledge</text:p>
        </text:list-item>
      </text:list>
      <text:list xml:id="list2149657941" text:style-name="WWNum2">
        <text:list-item>
          <text:p text:style-name="P6">Basic knowledge of how a computer works.</text:p>
        </text:list-item>
      </text:list>
      <text:list xml:id="list14240523006027" text:continue-list="list14242299955486" text:style-name="WWNum1">
        <text:list-item>
          <text:p text:style-name="P16"><text:bookmark text:name="_1w7nzw2o20ar"/><text:s/>Objectives</text:p>
        </text:list-item>
      </text:list>
      <text:list xml:id="list4256273100" text:style-name="WWNum4">
        <text:list-item>
          <text:p text:style-name="P7">To learn how an operating system works.</text:p>
        </text:list-item>
        <text:list-item>
          <text:p text:style-name="P7">To learn what tasks perform an operating system.</text:p>
        </text:list-item>
      </text:list>
      <text:list xml:id="list14241520090744" text:continue-list="list14240523006027" text:style-name="WWNum1">
        <text:list-item>
          <text:p text:style-name="P16"><text:bookmark text:name="_u76wnfr4jev9"/>Contents</text:p>
        </text:list-item>
      </text:list>
      <text:list xml:id="list4045789645" text:style-name="WWNum3">
        <text:list-item>
          <text:p text:style-name="P8">How to classify operating systems.</text:p>
        </text:list-item>
        <text:list-item>
          <text:p text:style-name="P8">Operating systems functions.</text:p>
        </text:list-item>
        <text:list-item>
          <text:p text:style-name="P8">Process management.</text:p>
        </text:list-item>
        <text:list-item>
          <text:p text:style-name="P8">Memory management.</text:p>
        </text:list-item>
        <text:list-item>
          <text:p text:style-name="P8">Input / Output management.</text:p>
        </text:list-item>
        <text:list-item>
          <text:p text:style-name="P8">File system management.</text:p>
        </text:list-item>
      </text:list>
      <text:list xml:id="list14241712293539" text:continue-list="list14241520090744" text:style-name="WWNum1">
        <text:list-item>
          <text:p text:style-name="P17"><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14240789663493" text:continue-numbering="true" text:style-name="WWNum1">
        <text:list-item>
          <text:p text:style-name="P14"><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Fundamentals of operating systems</text:span></text:p>
      </style:header>
      <style:footer>
        <text:p text:style-name="MP4"><text:span text:style-name="MT1">CFGS DAM/DAW<text:tab/><text:tab/>Unit 03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162" meta:character-count="956" meta:non-whitespace-character-count="830"/>
    <meta:generator>LibreOfficeDev/6.0.5.2$Linux_X86_64 LibreOffice_project/</meta:generator>
  </office:meta>
</office:document-meta>
</file>